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DaoImpl.getG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getNum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removeRoutes( String routeId , ProcessInstanceDAO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cessDaoImpl.getInstance( Long instan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discardOldInstanc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cessDaoImpl.getDeploy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DaoImpl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instanceCompleted( ProcessInstanceDAO instan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cessDaoImpl.createInstance( CorrelatorDAO corre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cessDaoImpl.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cessDaoImpl.getProc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getActivityFailure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getInstanceWithLock( Long i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findInstance( CorrelationKey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cessDaoImpl.setGuid( String g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addCorrelator( String corre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DaoImpl.getCorrelator( String c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cessDaoImpl.ProcessDaoImpl( BpelDAOConnectionImpl conn , Map &lt; QName , ProcessDaoImpl &gt; store , QName processId , QName type , String guid , long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cessDaoImpl.getCorrela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Dao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getActivityFailur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